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59pt"/>
    </style:style>
    <style:style style:name="ro1" style:family="table-row">
      <style:table-row-properties style:row-height="11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2 adder mul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l tested cases: 1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tion count: 1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fficient count overvi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effs: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effs: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effs: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effs: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coeffs: 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coeffs: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coeffs: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olutions with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coeffs: </text:p>
          </table:table-cell>
          <table:table-cell office:value-type="float" office:value="338" calcext:value-type="float">
            <text:p>338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3 adder mult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l tested cases: 49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count: 40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efficient count overview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coeffs: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coeffs: 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coeffs: 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coeffs: 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coeffs: 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coeffs: 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coeffs: 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oeffs: 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coeffs: 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coeffs: 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coeffs: 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coeffs: 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coeffs: 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coeffs: </text:p>
          </table:table-cell>
          <table:table-cell office:value-type="float" office:value="1072" calcext:value-type="float">
            <text:p>10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coeffs: </text:p>
          </table:table-cell>
          <table:table-cell office:value-type="float" office:value="1434" calcext:value-type="float">
            <text:p>143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coeffs: 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oeffs: </text:p>
          </table:table-cell>
          <table:table-cell office:value-type="float" office:value="2192" calcext:value-type="float">
            <text:p>219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coeffs: </text:p>
          </table:table-cell>
          <table:table-cell office:value-type="float" office:value="1469" calcext:value-type="float">
            <text:p>146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coeffs: 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coeffs: </text:p>
          </table:table-cell>
          <table:table-cell office:value-type="float" office:value="1719" calcext:value-type="float">
            <text:p>171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oeffs: </text:p>
          </table:table-cell>
          <table:table-cell office:value-type="float" office:value="2839" calcext:value-type="float">
            <text:p>283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oeffs: </text:p>
          </table:table-cell>
          <table:table-cell office:value-type="float" office:value="1624" calcext:value-type="float">
            <text:p>162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coeffs: 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oeffs: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coeffs: </text:p>
          </table:table-cell>
          <table:table-cell office:value-type="float" office:value="3538" calcext:value-type="float">
            <text:p>353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coeffs: 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coeffs: </text:p>
          </table:table-cell>
          <table:table-cell office:value-type="float" office:value="2676" calcext:value-type="float">
            <text:p>267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coeffs: 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coeffs: </text:p>
          </table:table-cell>
          <table:table-cell office:value-type="float" office:value="2936" calcext:value-type="float">
            <text:p>293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coeffs: 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coeffs: 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coeffs: 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coeffs: </text:p>
          </table:table-cell>
          <table:table-cell office:value-type="float" office:value="1766" calcext:value-type="float">
            <text:p>176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oeffs: 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oeffs: 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coeffs: 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coeffs: 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coeffs: 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coeffs: 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coeffs: 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coeffs: </text:p>
          </table:table-cell>
          <table:table-cell office:value-type="float" office:value="270" calcext:value-type="float">
            <text:p>270</text:p>
          </table:table-cell>
        </table:table-row>
      </table:table>
      <table:table table:name="4 adder mult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all tested cases: 62914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 count: 3949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efficient count overview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coeffs: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oeffs: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oeffs: 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coeffs: 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coeffs: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coeffs: 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coeffs: 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coeffs: 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coeffs: 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coeffs: 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coeffs: 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oeffs: 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oeffs: 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coeffs: 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coeffs: 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coeffs: 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coeffs: 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coeffs: 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coeffs: 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coeffs: </text:p>
          </table:table-cell>
          <table:table-cell office:value-type="float" office:value="925" calcext:value-type="float">
            <text:p>92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coeffs: </text:p>
          </table:table-cell>
          <table:table-cell office:value-type="float" office:value="1381" calcext:value-type="float">
            <text:p>138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coeffs: </text:p>
          </table:table-cell>
          <table:table-cell office:value-type="float" office:value="1306" calcext:value-type="float">
            <text:p>130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coeffs: </text:p>
          </table:table-cell>
          <table:table-cell office:value-type="float" office:value="1926" calcext:value-type="float">
            <text:p>192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coeffs: </text:p>
          </table:table-cell>
          <table:table-cell office:value-type="float" office:value="1748" calcext:value-type="float">
            <text:p>174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coeffs: 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coeffs: </text:p>
          </table:table-cell>
          <table:table-cell office:value-type="float" office:value="2384" calcext:value-type="float">
            <text:p>238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coeffs: 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coeffs: 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coeffs: </text:p>
          </table:table-cell>
          <table:table-cell office:value-type="float" office:value="4476" calcext:value-type="float">
            <text:p>447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coeffs: 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coeffs: </text:p>
          </table:table-cell>
          <table:table-cell office:value-type="float" office:value="6132" calcext:value-type="float">
            <text:p>613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coeffs: </text:p>
          </table:table-cell>
          <table:table-cell office:value-type="float" office:value="5352" calcext:value-type="float">
            <text:p>535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coeffs: </text:p>
          </table:table-cell>
          <table:table-cell office:value-type="float" office:value="7308" calcext:value-type="float">
            <text:p>730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coeffs: </text:p>
          </table:table-cell>
          <table:table-cell office:value-type="float" office:value="6744" calcext:value-type="float">
            <text:p>674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coeffs: </text:p>
          </table:table-cell>
          <table:table-cell office:value-type="float" office:value="9347" calcext:value-type="float">
            <text:p>934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coeffs: </text:p>
          </table:table-cell>
          <table:table-cell office:value-type="float" office:value="8221" calcext:value-type="float">
            <text:p>822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coeffs: </text:p>
          </table:table-cell>
          <table:table-cell office:value-type="float" office:value="11266" calcext:value-type="float">
            <text:p>1126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coeffs: 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coeffs: </text:p>
          </table:table-cell>
          <table:table-cell office:value-type="float" office:value="14529" calcext:value-type="float">
            <text:p>1452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coeffs: </text:p>
          </table:table-cell>
          <table:table-cell office:value-type="float" office:value="11652" calcext:value-type="float">
            <text:p>1165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coeffs: </text:p>
          </table:table-cell>
          <table:table-cell office:value-type="float" office:value="16931" calcext:value-type="float">
            <text:p>1693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coeffs: </text:p>
          </table:table-cell>
          <table:table-cell office:value-type="float" office:value="14001" calcext:value-type="float">
            <text:p>1400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coeffs: </text:p>
          </table:table-cell>
          <table:table-cell office:value-type="float" office:value="20399" calcext:value-type="float">
            <text:p>2039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coeffs: </text:p>
          </table:table-cell>
          <table:table-cell office:value-type="float" office:value="16254" calcext:value-type="float">
            <text:p>162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coeffs: </text:p>
          </table:table-cell>
          <table:table-cell office:value-type="float" office:value="23890" calcext:value-type="float">
            <text:p>2389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coeffs: </text:p>
          </table:table-cell>
          <table:table-cell office:value-type="float" office:value="18634" calcext:value-type="float">
            <text:p>1863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coeffs: </text:p>
          </table:table-cell>
          <table:table-cell office:value-type="float" office:value="28793" calcext:value-type="float">
            <text:p>2879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coeffs: </text:p>
          </table:table-cell>
          <table:table-cell office:value-type="float" office:value="20896" calcext:value-type="float">
            <text:p>2089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coeffs: </text:p>
          </table:table-cell>
          <table:table-cell office:value-type="float" office:value="31431" calcext:value-type="float">
            <text:p>3143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coeffs: </text:p>
          </table:table-cell>
          <table:table-cell office:value-type="float" office:value="23609" calcext:value-type="float">
            <text:p>2360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coeffs: </text:p>
          </table:table-cell>
          <table:table-cell office:value-type="float" office:value="35206" calcext:value-type="float">
            <text:p>3520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coeffs: </text:p>
          </table:table-cell>
          <table:table-cell office:value-type="float" office:value="25860" calcext:value-type="float">
            <text:p>2586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coeffs: </text:p>
          </table:table-cell>
          <table:table-cell office:value-type="float" office:value="39231" calcext:value-type="float">
            <text:p>3923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coeffs: </text:p>
          </table:table-cell>
          <table:table-cell office:value-type="float" office:value="28528" calcext:value-type="float">
            <text:p>2852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coeffs: </text:p>
          </table:table-cell>
          <table:table-cell office:value-type="float" office:value="43300" calcext:value-type="float">
            <text:p>4330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coeffs: </text:p>
          </table:table-cell>
          <table:table-cell office:value-type="float" office:value="31016" calcext:value-type="float">
            <text:p>3101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coeffs: </text:p>
          </table:table-cell>
          <table:table-cell office:value-type="float" office:value="47103" calcext:value-type="float">
            <text:p>4710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coeffs: </text:p>
          </table:table-cell>
          <table:table-cell office:value-type="float" office:value="33815" calcext:value-type="float">
            <text:p>3381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coeffs: </text:p>
          </table:table-cell>
          <table:table-cell office:value-type="float" office:value="52065" calcext:value-type="float">
            <text:p>5206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coeffs: </text:p>
          </table:table-cell>
          <table:table-cell office:value-type="float" office:value="35355" calcext:value-type="float">
            <text:p>3535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coeffs: </text:p>
          </table:table-cell>
          <table:table-cell office:value-type="float" office:value="55478" calcext:value-type="float">
            <text:p>5547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coeffs: </text:p>
          </table:table-cell>
          <table:table-cell office:value-type="float" office:value="37338" calcext:value-type="float">
            <text:p>3733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coeffs: </text:p>
          </table:table-cell>
          <table:table-cell office:value-type="float" office:value="60622" calcext:value-type="float">
            <text:p>6062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coeffs: </text:p>
          </table:table-cell>
          <table:table-cell office:value-type="float" office:value="38988" calcext:value-type="float">
            <text:p>3898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coeffs: </text:p>
          </table:table-cell>
          <table:table-cell office:value-type="float" office:value="62155" calcext:value-type="float">
            <text:p>6215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coeffs: </text:p>
          </table:table-cell>
          <table:table-cell office:value-type="float" office:value="39960" calcext:value-type="float">
            <text:p>3996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coeffs: </text:p>
          </table:table-cell>
          <table:table-cell office:value-type="float" office:value="67083" calcext:value-type="float">
            <text:p>6708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coeffs: </text:p>
          </table:table-cell>
          <table:table-cell office:value-type="float" office:value="40625" calcext:value-type="float">
            <text:p>4062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coeffs: </text:p>
          </table:table-cell>
          <table:table-cell office:value-type="float" office:value="68472" calcext:value-type="float">
            <text:p>684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coeffs: </text:p>
          </table:table-cell>
          <table:table-cell office:value-type="float" office:value="41948" calcext:value-type="float">
            <text:p>4194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coeffs: </text:p>
          </table:table-cell>
          <table:table-cell office:value-type="float" office:value="72567" calcext:value-type="float">
            <text:p>7256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coeffs: </text:p>
          </table:table-cell>
          <table:table-cell office:value-type="float" office:value="41213" calcext:value-type="float">
            <text:p>4121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coeffs: </text:p>
          </table:table-cell>
          <table:table-cell office:value-type="float" office:value="74051" calcext:value-type="float">
            <text:p>7405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coeffs: </text:p>
          </table:table-cell>
          <table:table-cell office:value-type="float" office:value="41195" calcext:value-type="float">
            <text:p>4119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coeffs: </text:p>
          </table:table-cell>
          <table:table-cell office:value-type="float" office:value="76386" calcext:value-type="float">
            <text:p>7638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coeffs: </text:p>
          </table:table-cell>
          <table:table-cell office:value-type="float" office:value="40193" calcext:value-type="float">
            <text:p>4019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coeffs: </text:p>
          </table:table-cell>
          <table:table-cell office:value-type="float" office:value="75582" calcext:value-type="float">
            <text:p>7558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coeffs: </text:p>
          </table:table-cell>
          <table:table-cell office:value-type="float" office:value="39775" calcext:value-type="float">
            <text:p>3977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coeffs: </text:p>
          </table:table-cell>
          <table:table-cell office:value-type="float" office:value="80338" calcext:value-type="float">
            <text:p>8033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coeffs: </text:p>
          </table:table-cell>
          <table:table-cell office:value-type="float" office:value="39154" calcext:value-type="float">
            <text:p>391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coeffs: </text:p>
          </table:table-cell>
          <table:table-cell office:value-type="float" office:value="77392" calcext:value-type="float">
            <text:p>7739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effs: </text:p>
          </table:table-cell>
          <table:table-cell office:value-type="float" office:value="38268" calcext:value-type="float">
            <text:p>3826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coeffs: </text:p>
          </table:table-cell>
          <table:table-cell office:value-type="float" office:value="79369" calcext:value-type="float">
            <text:p>7936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coeffs: </text:p>
          </table:table-cell>
          <table:table-cell office:value-type="float" office:value="37355" calcext:value-type="float">
            <text:p>3735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coeffs: </text:p>
          </table:table-cell>
          <table:table-cell office:value-type="float" office:value="76604" calcext:value-type="float">
            <text:p>7660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coeffs: </text:p>
          </table:table-cell>
          <table:table-cell office:value-type="float" office:value="36169" calcext:value-type="float">
            <text:p>3616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coeffs: </text:p>
          </table:table-cell>
          <table:table-cell office:value-type="float" office:value="78316" calcext:value-type="float">
            <text:p>7831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coeffs: </text:p>
          </table:table-cell>
          <table:table-cell office:value-type="float" office:value="34032" calcext:value-type="float">
            <text:p>3403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coeffs: </text:p>
          </table:table-cell>
          <table:table-cell office:value-type="float" office:value="75856" calcext:value-type="float">
            <text:p>7585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coeffs: </text:p>
          </table:table-cell>
          <table:table-cell office:value-type="float" office:value="32648" calcext:value-type="float">
            <text:p>3264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coeffs: </text:p>
          </table:table-cell>
          <table:table-cell office:value-type="float" office:value="76514" calcext:value-type="float">
            <text:p>7651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coeffs: </text:p>
          </table:table-cell>
          <table:table-cell office:value-type="float" office:value="30650" calcext:value-type="float">
            <text:p>3065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coeffs: </text:p>
          </table:table-cell>
          <table:table-cell office:value-type="float" office:value="72275" calcext:value-type="float">
            <text:p>7227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coeffs: </text:p>
          </table:table-cell>
          <table:table-cell office:value-type="float" office:value="28980" calcext:value-type="float">
            <text:p>2898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coeffs: </text:p>
          </table:table-cell>
          <table:table-cell office:value-type="float" office:value="71233" calcext:value-type="float">
            <text:p>7123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coeffs: </text:p>
          </table:table-cell>
          <table:table-cell office:value-type="float" office:value="27212" calcext:value-type="float">
            <text:p>2721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coeffs: </text:p>
          </table:table-cell>
          <table:table-cell office:value-type="float" office:value="67142" calcext:value-type="float">
            <text:p>6714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coeffs: </text:p>
          </table:table-cell>
          <table:table-cell office:value-type="float" office:value="25435" calcext:value-type="float">
            <text:p>2543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coeffs: </text:p>
          </table:table-cell>
          <table:table-cell office:value-type="float" office:value="66672" calcext:value-type="float">
            <text:p>666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coeffs: </text:p>
          </table:table-cell>
          <table:table-cell office:value-type="float" office:value="23770" calcext:value-type="float">
            <text:p>2377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coeffs: </text:p>
          </table:table-cell>
          <table:table-cell office:value-type="float" office:value="62690" calcext:value-type="float">
            <text:p>6269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coeffs: 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coeffs: </text:p>
          </table:table-cell>
          <table:table-cell office:value-type="float" office:value="62806" calcext:value-type="float">
            <text:p>6280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coeffs: </text:p>
          </table:table-cell>
          <table:table-cell office:value-type="float" office:value="20420" calcext:value-type="float">
            <text:p>2042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coeffs: </text:p>
          </table:table-cell>
          <table:table-cell office:value-type="float" office:value="56695" calcext:value-type="float">
            <text:p>5669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coeffs: </text:p>
          </table:table-cell>
          <table:table-cell office:value-type="float" office:value="18126" calcext:value-type="float">
            <text:p>1812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coeffs: </text:p>
          </table:table-cell>
          <table:table-cell office:value-type="float" office:value="56149" calcext:value-type="float">
            <text:p>5614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coeffs: 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coeffs: </text:p>
          </table:table-cell>
          <table:table-cell office:value-type="float" office:value="51807" calcext:value-type="float">
            <text:p>5180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coeffs: </text:p>
          </table:table-cell>
          <table:table-cell office:value-type="float" office:value="15767" calcext:value-type="float">
            <text:p>1576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coeffs: </text:p>
          </table:table-cell>
          <table:table-cell office:value-type="float" office:value="50749" calcext:value-type="float">
            <text:p>5074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coeffs: </text:p>
          </table:table-cell>
          <table:table-cell office:value-type="float" office:value="14093" calcext:value-type="float">
            <text:p>1409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coeffs: </text:p>
          </table:table-cell>
          <table:table-cell office:value-type="float" office:value="44854" calcext:value-type="float">
            <text:p>448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coeffs: </text:p>
          </table:table-cell>
          <table:table-cell office:value-type="float" office:value="12427" calcext:value-type="float">
            <text:p>1242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coeffs: </text:p>
          </table:table-cell>
          <table:table-cell office:value-type="float" office:value="44340" calcext:value-type="float">
            <text:p>4434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coeffs: </text:p>
          </table:table-cell>
          <table:table-cell office:value-type="float" office:value="11359" calcext:value-type="float">
            <text:p>1135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coeffs: </text:p>
          </table:table-cell>
          <table:table-cell office:value-type="float" office:value="39595" calcext:value-type="float">
            <text:p>3959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coeffs: </text:p>
          </table:table-cell>
          <table:table-cell office:value-type="float" office:value="10274" calcext:value-type="float">
            <text:p>1027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coeffs: </text:p>
          </table:table-cell>
          <table:table-cell office:value-type="float" office:value="38982" calcext:value-type="float">
            <text:p>3898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coeffs: </text:p>
          </table:table-cell>
          <table:table-cell office:value-type="float" office:value="9381" calcext:value-type="float">
            <text:p>938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coeffs: </text:p>
          </table:table-cell>
          <table:table-cell office:value-type="float" office:value="34518" calcext:value-type="float">
            <text:p>3451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coeffs: </text:p>
          </table:table-cell>
          <table:table-cell office:value-type="float" office:value="8402" calcext:value-type="float">
            <text:p>840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coeffs: </text:p>
          </table:table-cell>
          <table:table-cell office:value-type="float" office:value="33929" calcext:value-type="float">
            <text:p>3392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coeffs: </text:p>
          </table:table-cell>
          <table:table-cell office:value-type="float" office:value="7516" calcext:value-type="float">
            <text:p>751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coeffs: </text:p>
          </table:table-cell>
          <table:table-cell office:value-type="float" office:value="29257" calcext:value-type="float">
            <text:p>2925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coeffs: </text:p>
          </table:table-cell>
          <table:table-cell office:value-type="float" office:value="6477" calcext:value-type="float">
            <text:p>647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coeffs: </text:p>
          </table:table-cell>
          <table:table-cell office:value-type="float" office:value="29165" calcext:value-type="float">
            <text:p>2916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coeffs: </text:p>
          </table:table-cell>
          <table:table-cell office:value-type="float" office:value="5759" calcext:value-type="float">
            <text:p>575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coeffs: 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coeffs: </text:p>
          </table:table-cell>
          <table:table-cell office:value-type="float" office:value="5235" calcext:value-type="float">
            <text:p>523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coeffs: </text:p>
          </table:table-cell>
          <table:table-cell office:value-type="float" office:value="24777" calcext:value-type="float">
            <text:p>2477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coeffs: </text:p>
          </table:table-cell>
          <table:table-cell office:value-type="float" office:value="4641" calcext:value-type="float">
            <text:p>464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coeffs: </text:p>
          </table:table-cell>
          <table:table-cell office:value-type="float" office:value="20519" calcext:value-type="float">
            <text:p>2051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coeffs: </text:p>
          </table:table-cell>
          <table:table-cell office:value-type="float" office:value="3840" calcext:value-type="float">
            <text:p>384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coeffs: 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coeffs: 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coeffs: 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coeffs: </text:p>
          </table:table-cell>
          <table:table-cell office:value-type="float" office:value="3039" calcext:value-type="float">
            <text:p>303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coeffs: </text:p>
          </table:table-cell>
          <table:table-cell office:value-type="float" office:value="17461" calcext:value-type="float">
            <text:p>1746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coeffs: 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coeffs: </text:p>
          </table:table-cell>
          <table:table-cell office:value-type="float" office:value="13588" calcext:value-type="float">
            <text:p>1358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coeffs: 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coeffs: </text:p>
          </table:table-cell>
          <table:table-cell office:value-type="float" office:value="14606" calcext:value-type="float">
            <text:p>1460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coeffs: 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coeffs: </text:p>
          </table:table-cell>
          <table:table-cell office:value-type="float" office:value="11083" calcext:value-type="float">
            <text:p>1108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coeffs: 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coeffs: 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coeffs: </text:p>
          </table:table-cell>
          <table:table-cell office:value-type="float" office:value="1465" calcext:value-type="float">
            <text:p>146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coeffs: </text:p>
          </table:table-cell>
          <table:table-cell office:value-type="float" office:value="8487" calcext:value-type="float">
            <text:p>848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coeffs: </text:p>
          </table:table-cell>
          <table:table-cell office:value-type="float" office:value="1246" calcext:value-type="float">
            <text:p>124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coeffs: </text:p>
          </table:table-cell>
          <table:table-cell office:value-type="float" office:value="8851" calcext:value-type="float">
            <text:p>885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coeffs: 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coeffs: </text:p>
          </table:table-cell>
          <table:table-cell office:value-type="float" office:value="6515" calcext:value-type="float">
            <text:p>651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coeffs: 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coeffs: </text:p>
          </table:table-cell>
          <table:table-cell office:value-type="float" office:value="7009" calcext:value-type="float">
            <text:p>700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coeffs: 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coeffs: </text:p>
          </table:table-cell>
          <table:table-cell office:value-type="float" office:value="4903" calcext:value-type="float">
            <text:p>490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coeffs: 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coeffs: </text:p>
          </table:table-cell>
          <table:table-cell office:value-type="float" office:value="5454" calcext:value-type="float">
            <text:p>54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coeffs: 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coeffs: </text:p>
          </table:table-cell>
          <table:table-cell office:value-type="float" office:value="3537" calcext:value-type="float">
            <text:p>353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coeffs: 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coeffs: 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coeffs: 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coeffs: 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coeffs: 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coeffs: </text:p>
          </table:table-cell>
          <table:table-cell office:value-type="float" office:value="2960" calcext:value-type="float">
            <text:p>296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coeffs: 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coeffs: </text:p>
          </table:table-cell>
          <table:table-cell office:value-type="float" office:value="1647" calcext:value-type="float">
            <text:p>164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coeffs: 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coeffs: 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coeffs: 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coeffs: </text:p>
          </table:table-cell>
          <table:table-cell office:value-type="float" office:value="1054" calcext:value-type="float">
            <text:p>105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coeffs: 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coeffs: 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coeffs: 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coeffs: 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coeffs: 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coeffs: 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coeffs: 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coeffs: 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coeffs: 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coeffs: 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coeffs: 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coeffs: 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coeffs: 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coeffs: 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coeffs: 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coeffs: 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coeffs: 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coeffs: 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coeffs: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coeffs: 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coeffs: 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coeffs: 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coeffs: 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coeffs: 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coeffs: 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coeffs: 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coeffs: 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coeffs: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utions with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coeffs: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1:30:08.30887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7:34:12.834762034</meta:creation-date>
    <dc:date>2018-09-14T13:59:19.424651513</dc:date>
    <meta:editing-duration>PT2H31M19S</meta:editing-duration>
    <meta:editing-cycles>4</meta:editing-cycles>
    <meta:generator>LibreOffice/5.1.6.2$Linux_X86_64 LibreOffice_project/10m0$Build-2</meta:generator>
    <meta:document-statistic meta:table-count="3" meta:cell-count="1365" meta:object-count="0"/>
    <meta:user-defined meta:name="qrichtext">1</meta:user-defined>
  </office:meta>
</office:document-meta>
</file>